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abecalho" style:family="table">
      <style:table-properties style:width="17.006cm" fo:margin-left="0cm" fo:margin-right="-0.007cm" table:align="margins"/>
    </style:style>
    <style:style style:name="Cabecalho.A" style:family="table-column">
      <style:table-column-properties style:column-width="2.226cm" style:rel-column-width="1262*"/>
    </style:style>
    <style:style style:name="Cabecalho.B" style:family="table-column">
      <style:table-column-properties style:column-width="14.78cm" style:rel-column-width="8379*"/>
    </style:style>
    <style:style style:name="Cabecalho.A1" style:family="table-cell">
      <style:table-cell-properties fo:padding="0.097cm" fo:border="0.002cm solid #000000"/>
    </style:style>
    <style:style style:name="Cabecalho.A2" style:family="table-cell">
      <style:table-cell-properties fo:padding="0.097cm" fo:border-left="0.002cm solid #000000" fo:border-right="none" fo:border-top="none" fo:border-bottom="0.002cm solid #000000"/>
    </style:style>
    <style:style style:name="Cabecalho.B2" style:family="table-cell">
      <style:table-cell-properties fo:padding="0.097cm" fo:border-left="0.002cm solid #000000" fo:border-right="0.002cm solid #000000" fo:border-top="none" fo:border-bottom="0.002cm solid #000000"/>
    </style:style>
    <style:style style:name="Cabecalho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row>
          <table:table-cell table:style-name="Cabecalho.A1" table:number-columns-spanned="2" office:value-type="string">
            <text:p text:style-name="P3">Ficha de Avaliação</text:p>
          </table:table-cell>
          <table:covered-table-cell/>
        </table:table-row>
        <table:table-row>
          <table:table-cell table:style-name="Cabecalho.A2" office:value-type="string">
            <text:p text:style-name="P2">Módulo</text:p>
          </table:table-cell>
          <table:table-cell table:style-name="Cabecalho.B2" office:value-type="string">
            <text:p text:style-name="Table_20_Contents">Servidores WEB e Acesso à Internet</text:p>
          </table:table-cell>
        </table:table-row>
        <table:table-row>
          <table:table-cell table:style-name="Cabecalho.A2" office:value-type="string">
            <text:p text:style-name="P2">Sessão</text:p>
          </table:table-cell>
          <table:table-cell table:style-name="Cabecalho.B3" office:value-type="float" office:value="1">
            <text:p text:style-name="Table_20_Contents">1</text:p>
          </table:table-cell>
        </table:table-row>
        <table:table-row>
          <table:table-cell table:style-name="Cabecalho.A2" office:value-type="string">
            <text:p text:style-name="P2">Nome</text:p>
          </table:table-cell>
          <table:table-cell table:style-name="Cabecalho.B3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Que utilizações pode ter um servidor WEB?</text:p>
      <text:p text:style-name="P1"/>
      <text:p text:style-name="P1"/>
      <text:p text:style-name="P1"/>
      <text:p text:style-name="P1"/>
      <text:p text:style-name="Standard"/>
      <text:p text:style-name="Standard"/>
      <text:p text:style-name="Standard">Que aplicações podem aceder a um servidor WEB?</text:p>
      <text:p text:style-name="P1"/>
      <text:p text:style-name="P1"/>
      <text:p text:style-name="P1"/>
      <text:p text:style-name="Standard"/>
      <text:p text:style-name="Standard"/>
      <text:p text:style-name="Standard">Qual o custo de um servidor WEB se usarmos o servidor Apache HTTP Server?</text:p>
      <text:p text:style-name="P1"/>
      <text:p text:style-name="P1"/>
      <text:p text:style-name="P1"/>
      <text:p text:style-name="Standard"/>
      <text:p text:style-name="Standard"/>
      <text:p text:style-name="Standard">O que entende por servidor WEB físico?</text:p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5T23:22:49</meta:creation-date>
    <dc:date>2009-10-25T23:38:20</dc:date>
    <meta:editing-duration>PT00H06M12S</meta:editing-duration>
    <meta:editing-cycles>1</meta:editing-cycles>
    <meta:generator>OpenOffice.org/3.1$Unix OpenOffice.org_project/310m19$Build-9420</meta:generator>
    <meta:document-statistic meta:table-count="1" meta:image-count="0" meta:object-count="0" meta:page-count="1" meta:paragraph-count="10" meta:word-count="49" meta:character-count="267"/>
  </office:meta>
</office:document-meta>
</file>